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</table:table>
      <table:named-expressions>
        <table:named-range table:name="Egzaminy" table:base-cell-address="$Klasy.$A$1" table:cell-range-address="#REF!"/>
        <table:named-range table:name="kl" table:base-cell-address="$Klasy.$A$1" table:cell-range-address="$Klasy.$A$1"/>
        <table:named-expression table:name="Klasy" table:base-cell-address="$Alfabetycznie.$A$1" table:expression="$#ADR!.$A$1"/>
      </table:named-expressions>
      <table:database-ranges>
        <table:database-range table:name="__Anonymous_Sheet_DB__0" table:target-range-address="Uczniowie.A1:Uczniowie.I166">
          <table:sort table:target-range-address="">
            <table:sort-by table:field-number="4" table:order="descending" table:data-type="automatic"/>
          </table:sort>
        </table:database-range>
        <table:database-range table:name="__Anonymous_Sheet_DB__1" table:target-range-address="Alfabetycznie.A1:Alfabetycznie.AMJ1048576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Klasy.A1:Klasy.I166">
          <table:sort table:target-range-address=""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.00.0000</text:date>, <text:time style:data-style-name="N2" text:time-value="09:08:18.46943006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15T09:40:19.502021761</dc:date>
    <meta:generator>LibreOffice/5.4.2.2$Linux_X86_64 LibreOffice_project/40m0$Build-2</meta:generator>
    <meta:editing-duration>PT28S</meta:editing-duration>
    <meta:editing-cycles>3</meta:editing-cycles>
    <meta:document-statistic meta:table-count="3" meta:cell-count="448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